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3a4c"/>
    </style:style>
    <style:style style:name="P2" style:family="paragraph" style:parent-style-name="Text_20_body" style:master-page-name="Standard">
      <style:paragraph-properties style:page-number="auto"/>
      <style:text-properties officeooo:paragraph-rsid="000d3a4c"/>
    </style:style>
    <style:style style:name="P3" style:family="paragraph" style:parent-style-name="Text_20_body">
      <style:paragraph-properties fo:margin-top="0in" fo:margin-bottom="0.0972in" loext:contextual-spacing="false" fo:line-height="120%"/>
      <style:text-properties officeooo:paragraph-rsid="000d3a4c"/>
    </style:style>
    <style:style style:name="P4" style:family="paragraph" style:parent-style-name="Standard">
      <style:paragraph-properties fo:margin-top="0in" fo:margin-bottom="0.0972in" loext:contextual-spacing="false" fo:line-height="120%"/>
      <style:text-properties fo:font-weight="normal" officeooo:rsid="000e37e6" officeooo:paragraph-rsid="000e8728" style:font-weight-asian="normal" style:font-weight-complex="normal"/>
    </style:style>
    <style:style style:name="P5" style:family="paragraph" style:parent-style-name="Standard">
      <style:text-properties fo:font-weight="normal" officeooo:rsid="000e37e6" officeooo:paragraph-rsid="000e8728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e37e6" officeooo:paragraph-rsid="000e8728" style:font-size-asian="13pt" style:font-weight-asian="bold" style:font-size-complex="13pt" style:font-weight-complex="bold"/>
    </style:style>
    <style:style style:name="P7" style:family="paragraph" style:parent-style-name="Standard">
      <style:text-properties fo:font-weight="bold" officeooo:rsid="000e37e6" officeooo:paragraph-rsid="000e872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TOPIC'S TO BE COVERED IN WORDPRESS (112 – 120 Hrs)</text:p>
      <text:p text:style-name="P1">- Folder Structure</text:p>
      <text:p text:style-name="P1">- Theme Development</text:p>
      <text:p text:style-name="P1">- Hooks Concept: Actions and Filters</text:p>
      <text:p text:style-name="P1">- Plugin Development</text:p>
      <text:p text:style-name="P1">- <text:bookmark-start text:name="__DdeLink__124_213302798"/>Custom Post Type<text:bookmark-end text:name="__DdeLink__124_213302798"/></text:p>
      <text:p text:style-name="P1">- Custom Taxonomy/Category</text:p>
      <text:p text:style-name="P1">- Database Table Structure</text:p>
      <text:p text:style-name="P1">- Woo-commerce Plugin: Products, Orders, Taxes, Shipping, Payment Methods, Cart/Checkout page, Customizing Product/Category Listing page, Customizing PDP page.</text:p>
      <text:p text:style-name="P1">-Plugin Customization</text:p>
      <text:p text:style-name="P1">- Plugin Override </text:p>
      <text:p text:style-name="P1">- Session Management in Wordpress</text:p>
      <text:p text:style-name="P1">- Wordpress Standard</text:p>
      <text:p text:style-name="P1">- Technical guidelines Wordpress</text:p>
      <text:p text:style-name="P1"/>
      <text:p text:style-name="P1">Important Links:</text:p>
      <text:p text:style-name="P1">- <text:a xlink:type="simple" xlink:href="https://codex.wordpress.org/" text:style-name="Internet_20_link" text:visited-style-name="Visited_20_Internet_20_Link"><text:span text:style-name="Internet_20_link">https://codex.wordpress.org/</text:span></text:a></text:p>
      <text:p text:style-name="P1">- <text:a xlink:type="simple" xlink:href="https://www.learnvern.com/course/wordpress" text:style-name="Internet_20_link" text:visited-style-name="Visited_20_Internet_20_Link"><text:span text:style-name="Internet_20_link">https://www.learnvern.com/course/wordpress</text:span></text:a> </text:p>
      <text:p text:style-name="P1">- <text:a xlink:type="simple" xlink:href="https://learn.wordpress.com/" text:style-name="Internet_20_link" text:visited-style-name="Visited_20_Internet_20_Link"><text:span text:style-name="Internet_20_link">https://learn.wordpress.com/</text:span></text:a> </text:p>
      <text:p text:style-name="P1">- <text:a xlink:type="simple" xlink:href="https://www.tutorialspoint.com/wordpress/" text:style-name="Internet_20_link" text:visited-style-name="Visited_20_Internet_20_Link"><text:span text:style-name="Internet_20_link">https://www.tutorialspoint.com/wordpress/</text:span></text:a></text:p>
      <text:p text:style-name="P1"/>
      <text:p text:style-name="P3"/>
      <text:p text:style-name="P3"/>
      <text:p text:style-name="P5"/>
      <text:p text:style-name="P5"/>
      <text:p text:style-name="P6">Road Map For Freshers</text:p>
      <text:p text:style-name="P5"/>
      <text:p text:style-name="P7">1. Basic HTML / HTML5 (ET: 1 Week)</text:p>
      <text:p text:style-name="P5">- Basic HTML </text:p>
      <text:p text:style-name="P5">- Semantic and No Semantic Tags </text:p>
      <text:p text:style-name="P5">- HTML Forms</text:p>
      <text:p text:style-name="P5">- HTML Table</text:p>
      <text:p text:style-name="P5">- HTML5 </text:p>
      <text:p text:style-name="P5">- HTML Graphics</text:p>
      <text:p text:style-name="P5">- HTML Media</text:p>
      <text:p text:style-name="P5">- Create Simple HTML Template Example</text:p>
      <text:p text:style-name="P5"><text:soft-page-break/></text:p>
      <text:p text:style-name="P7">2. CSS Introduction (ET: 2 Week)</text:p>
      <text:p text:style-name="P5">- CSS Advanced</text:p>
      <text:p text:style-name="P5">- CSS Responsive</text:p>
      <text:p text:style-name="P5">- Bootstrap</text:p>
      <text:p text:style-name="P5">- Create Simple HTML/CSS Template Example</text:p>
      <text:p text:style-name="P5">- Create Simple HTML/Bootstrap Template Example</text:p>
      <text:p text:style-name="P5"/>
      <text:p text:style-name="P7">3. Wordpress (ET: 15days)</text:p>
      <text:p text:style-name="P5">- Introduction of Wordpress</text:p>
      <text:p text:style-name="P5">- Installation of theme</text:p>
      <text:p text:style-name="P5">- Create Child Theme</text:p>
      <text:p text:style-name="P4">- Design Template on Wordpr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0S</meta:editing-duration>
    <meta:editing-cycles>4</meta:editing-cycles>
    <meta:generator>LibreOffice/4.4.2.2$Windows_x86 LibreOffice_project/c4c7d32d0d49397cad38d62472b0bc8acff48dd6</meta:generator>
    <dc:date>2020-09-21T16:03:59.776000000</dc:date>
    <meta:document-statistic meta:table-count="0" meta:image-count="0" meta:object-count="0" meta:page-count="2" meta:paragraph-count="40" meta:word-count="168" meta:character-count="1143" meta:non-whitespace-character-count="1008"/>
    <meta:user-defined meta:name="Info 1"/>
    <meta:user-defined meta:name="Info 2"/>
    <meta:user-defined meta:name="Info 3"/>
    <meta:user-defined meta:name="Info 4"/>
  </office:meta>
</office:document-meta>
</file>